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0cm"/>
    </style:style>
    <style:style style:name="gr3" style:family="graphic" style:parent-style-name="standard">
      <style:graphic-properties draw:stroke="none" draw:fill="none" draw:auto-grow-width="true" fo:min-height="0.375cm" fo:padding-top="0cm" fo:padding-bottom="0cm" fo:padding-left="0cm" fo:padding-right="0cm"/>
    </style:style>
    <style:style style:name="gr4" style:family="graphic" style:parent-style-name="standard">
      <style:graphic-properties svg:stroke-color="#008000" draw:fill="none"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9pt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paragraph-properties fo:margin-left="0cm" fo:margin-right="0cm" fo:text-indent="0cm"/>
      <style:text-properties fo:font-size="9pt"/>
    </style:style>
    <style:style style:name="P5" style:family="paragraph">
      <style:paragraph-properties fo:margin-left="0cm" fo:margin-right="0cm" fo:text-indent="0cm"/>
      <style:text-properties fo:color="#008000" fo:font-size="9pt"/>
    </style:style>
    <style:style style:name="T1" style:family="text">
      <style:text-properties fo:font-size="9pt"/>
    </style:style>
    <style:style style:name="T2" style:family="text">
      <style:text-properties fo:color="#008000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id="id1" draw:layer="layout" svg:width="0.84cm" svg:height="0.374cm" svg:x="3.352cm" svg:y="0.173cm">
            <draw:text-box>
              <text:p text:style-name="P1"><text:span text:style-name="T1">etat0</text:span></text:p>
            </draw:text-box>
          </draw:frame>
          <draw:frame draw:style-name="gr1" draw:text-style-name="P2" draw:id="id2" draw:layer="layout" svg:width="3.3cm" svg:height="0.747cm" svg:x="0.152cm" svg:y="3.542cm">
            <draw:text-box>
              <text:p text:style-name="P1"><text:span text:style-name="T1">regr_lat_time_coefoz</text:span></text:p>
              <text:p text:style-name="P1"><text:span text:style-name="T1">(lecture, écriture)</text:span></text:p>
            </draw:text-box>
          </draw:frame>
          <draw:frame draw:style-name="gr1" draw:text-style-name="P2" draw:id="id3" draw:layer="layout" svg:width="1.717cm" svg:height="0.747cm" svg:x="4.052cm" svg:y="3.542cm">
            <draw:text-box>
              <text:p text:style-name="P1"><text:span text:style-name="T1">regr_pr_o3</text:span></text:p>
              <text:p text:style-name="P1"><text:span text:style-name="T1">(lecture)</text:span></text:p>
            </draw:text-box>
          </draw:frame>
          <draw:frame draw:style-name="gr1" draw:text-style-name="P2" draw:id="id4" draw:layer="layout" svg:width="1.7cm" svg:height="0.374cm" svg:x="4.825cm" svg:y="4.986cm">
            <draw:text-box>
              <text:p text:style-name="P1"><text:span text:style-name="T1">regr_pr_av</text:span></text:p>
            </draw:text-box>
          </draw:frame>
          <draw:frame draw:style-name="gr1" draw:text-style-name="P2" draw:id="id6" draw:layer="layout" svg:width="1.53cm" svg:height="0.374cm" svg:x="0.152cm" svg:y="6.424cm">
            <draw:text-box>
              <text:p text:style-name="P1"><text:span text:style-name="T1">regr3_lint</text:span></text:p>
            </draw:text-box>
          </draw:frame>
          <draw:frame draw:style-name="gr1" draw:text-style-name="P2" draw:id="id5" draw:layer="layout" svg:width="2.254cm" svg:height="0.374cm" svg:x="2.352cm" svg:y="6.424cm">
            <draw:text-box>
              <text:p text:style-name="P1"><text:span text:style-name="T1">regr1_step_av</text:span></text:p>
            </draw:text-box>
          </draw:frame>
          <draw:connector draw:style-name="gr2" draw:text-style-name="P3" draw:layer="layout" draw:type="line" svg:x1="3.772cm" svg:y1="0.547cm" svg:x2="1.802cm" svg:y2="3.542cm" draw:start-shape="id1" draw:start-glue-point="2" draw:end-shape="id2" draw:end-glue-point="0">
            <text:p text:style-name="P1"/>
          </draw:connector>
          <draw:connector draw:style-name="gr2" draw:text-style-name="P3" draw:layer="layout" draw:type="line" svg:x1="3.772cm" svg:y1="0.547cm" svg:x2="4.91cm" svg:y2="3.542cm" draw:start-shape="id1" draw:start-glue-point="2" draw:end-shape="id3" draw:end-glue-point="0">
            <text:p text:style-name="P1"/>
          </draw:connector>
          <draw:connector draw:style-name="gr2" draw:text-style-name="P3" draw:layer="layout" draw:type="line" svg:x1="4.91cm" svg:y1="4.289cm" svg:x2="5.675cm" svg:y2="4.986cm" draw:start-shape="id3" draw:start-glue-point="2" draw:end-shape="id4" draw:end-glue-point="0">
            <text:p text:style-name="P1"/>
          </draw:connector>
          <draw:connector draw:style-name="gr2" draw:text-style-name="P3" draw:layer="layout" draw:type="line" svg:x1="5.675cm" svg:y1="5.36cm" svg:x2="3.479cm" svg:y2="6.424cm" draw:start-shape="id4" draw:start-glue-point="2" draw:end-shape="id5" draw:end-glue-point="0">
            <text:p text:style-name="P1"/>
          </draw:connector>
          <draw:connector draw:style-name="gr2" draw:text-style-name="P3" draw:layer="layout" draw:type="line" svg:x1="1.802cm" svg:y1="4.289cm" svg:x2="0.917cm" svg:y2="6.424cm" draw:start-shape="id2" draw:start-glue-point="2" draw:end-shape="id6" draw:end-glue-point="0">
            <text:p text:style-name="P1"/>
          </draw:connector>
          <draw:connector draw:style-name="gr2" draw:text-style-name="P3" draw:layer="layout" draw:type="line" svg:x1="1.802cm" svg:y1="4.289cm" svg:x2="3.479cm" svg:y2="6.424cm" draw:start-shape="id2" draw:start-glue-point="2" draw:end-shape="id5" draw:end-glue-point="0">
            <text:p text:style-name="P1"/>
          </draw:connector>
          <draw:frame draw:style-name="gr1" draw:text-style-name="P2" draw:id="id7" draw:layer="layout" svg:width="1.217cm" svg:height="0.374cm" svg:x="9.152cm" svg:y="0.128cm">
            <draw:text-box>
              <text:p text:style-name="P1"><text:span text:style-name="T1">phytrac</text:span></text:p>
            </draw:text-box>
          </draw:frame>
          <draw:frame draw:style-name="gr3" draw:text-style-name="P4" draw:id="id8" draw:layer="layout" svg:width="3.393cm" svg:height="0.747cm" svg:x="8.148cm" svg:y="1.236cm">
            <draw:text-box>
              <text:p text:style-name="P1"><text:span text:style-name="T1">regr_pr_comb_coefoz</text:span></text:p>
              <text:p text:style-name="P1"><text:span text:style-name="T1">(combinaison)</text:span></text:p>
            </draw:text-box>
          </draw:frame>
          <draw:frame draw:style-name="gr1" draw:text-style-name="P2" draw:id="id9" draw:layer="layout" svg:width="2.893cm" svg:height="0.374cm" svg:x="6.652cm" svg:y="3.542cm">
            <draw:text-box>
              <text:p text:style-name="P1"><text:span text:style-name="T1">regr_pr_av_coefoz</text:span></text:p>
            </draw:text-box>
          </draw:frame>
          <draw:frame draw:style-name="gr1" draw:text-style-name="P2" draw:id="id10" draw:layer="layout" svg:width="2.927cm" svg:height="0.374cm" svg:x="9.852cm" svg:y="3.542cm">
            <draw:text-box>
              <text:p text:style-name="P1"><text:span text:style-name="T1">regr_pr_int_coefoz</text:span></text:p>
            </draw:text-box>
          </draw:frame>
          <draw:connector draw:style-name="gr2" draw:text-style-name="P3" draw:layer="layout" draw:type="line" svg:x1="9.76cm" svg:y1="0.502cm" svg:x2="9.844cm" svg:y2="1.236cm" draw:start-shape="id7" draw:start-glue-point="2" draw:end-shape="id8" draw:end-glue-point="0">
            <text:p text:style-name="P1"/>
          </draw:connector>
          <draw:connector draw:style-name="gr2" draw:text-style-name="P3" draw:layer="layout" draw:type="line" svg:x1="9.844cm" svg:y1="1.983cm" svg:x2="8.098cm" svg:y2="3.542cm" draw:start-shape="id8" draw:start-glue-point="2" draw:end-shape="id9" draw:end-glue-point="0">
            <text:p text:style-name="P1"/>
          </draw:connector>
          <draw:connector draw:style-name="gr2" draw:text-style-name="P3" draw:layer="layout" draw:type="line" svg:x1="9.844cm" svg:y1="1.983cm" svg:x2="11.315cm" svg:y2="3.542cm" draw:start-shape="id8" draw:start-glue-point="2" draw:end-shape="id10" draw:end-glue-point="0">
            <text:p text:style-name="P1"/>
          </draw:connector>
          <draw:connector draw:style-name="gr2" draw:text-style-name="P3" draw:layer="layout" draw:type="line" svg:x1="8.098cm" svg:y1="3.916cm" svg:x2="5.675cm" svg:y2="4.986cm" draw:start-shape="id9" draw:start-glue-point="2" draw:end-shape="id4" draw:end-glue-point="0">
            <text:p text:style-name="P1"/>
          </draw:connector>
          <draw:frame draw:style-name="gr1" draw:text-style-name="P2" draw:id="id11" draw:layer="layout" svg:width="1.733cm" svg:height="0.374cm" svg:x="7.025cm" svg:y="4.986cm">
            <draw:text-box>
              <text:p text:style-name="P1"><text:span text:style-name="T1">regr_pr_int</text:span></text:p>
            </draw:text-box>
          </draw:frame>
          <draw:connector draw:style-name="gr2" draw:text-style-name="P3" draw:layer="layout" draw:type="line" svg:x1="11.315cm" svg:y1="3.916cm" svg:x2="7.891cm" svg:y2="4.986cm" draw:start-shape="id10" draw:start-glue-point="2" draw:end-shape="id11" draw:end-glue-point="0">
            <text:p text:style-name="P1"/>
          </draw:connector>
          <draw:custom-shape draw:style-name="gr4" draw:text-style-name="P3" draw:layer="layout" svg:width="6.5cm" svg:height="0.758cm" svg:x="6.4cm" svg:y="3.34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2cm" svg:height="0.642cm" svg:x="4.652cm" svg:y="4.9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2" draw:id="id12" draw:layer="layout" svg:width="1.53cm" svg:height="0.374cm" svg:x="7.052cm" svg:y="6.424cm">
            <draw:text-box>
              <text:p text:style-name="P1"><text:span text:style-name="T1">regr1_lint</text:span></text:p>
            </draw:text-box>
          </draw:frame>
          <draw:connector draw:style-name="gr2" draw:text-style-name="P3" draw:layer="layout" draw:type="line" svg:x1="7.891cm" svg:y1="5.36cm" svg:x2="7.817cm" svg:y2="6.424cm" draw:start-shape="id11" draw:start-glue-point="2" draw:end-shape="id12" draw:end-glue-point="0">
            <text:p text:style-name="P1"/>
          </draw:connector>
          <draw:frame draw:style-name="gr1" draw:text-style-name="P5" draw:layer="layout" svg:width="3.778cm" svg:height="0.747cm" svg:x="5.7cm" svg:y="2.4cm">
            <draw:text-box>
              <text:p text:style-name="P1"><text:span text:style-name="T2">regr_pr_coefoz</text:span></text:p>
              <text:p text:style-name="P1"><text:span text:style-name="T2">(lecture, empaquetage)</text:span></text:p>
            </draw:text-box>
          </draw:frame>
          <draw:frame draw:style-name="gr1" draw:text-style-name="P5" draw:layer="layout" svg:width="1.158cm" svg:height="0.374cm" svg:x="5.5cm" svg:y="5.5cm">
            <draw:text-box>
              <text:p text:style-name="P1"><text:span text:style-name="T2">regr_p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4-29T15:15:26</meta:creation-date>
    <dc:date>2008-08-06T18:01:48</dc:date>
    <dc:language>fr-FR</dc:language>
    <meta:editing-cycles>16</meta:editing-cycles>
    <meta:editing-duration>PT1H11M31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